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009cd4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9cd4"/>
    </style:style>
    <style:style style:name="gr4" style:family="graphic" style:parent-style-name="standard">
      <style:graphic-properties draw:stroke="none" svg:stroke-width="0.04cm" draw:fill-color="#ffffff"/>
    </style:style>
  </office:automatic-styles>
  <office:body>
    <office:drawing>
      <draw:page draw:name="page1" draw:style-name="dp1" draw:master-page-name="Default">
        <draw:g>
          <draw:glue-point draw:id="4" svg:x="-3.452cm" svg:y="-5cm"/>
          <draw:glue-point draw:id="5" svg:x="5cm" svg:y="-5cm"/>
          <draw:glue-point draw:id="6" svg:x="0.774cm" svg:y="-5cm"/>
          <draw:glue-point draw:id="7" svg:x="-5cm" svg:y="5cm"/>
          <draw:glue-point draw:id="8" svg:x="3.968cm" svg:y="5cm"/>
          <draw:glue-point draw:id="9" svg:x="-0.516cm" svg:y="5cm"/>
          <draw:glue-point draw:id="10" svg:x="-5cm" svg:y="-3.249cm"/>
          <draw:glue-point draw:id="11" svg:x="-5cm" svg:y="0.876cm"/>
          <draw:glue-point draw:id="12" svg:x="5cm" svg:y="2.887cm"/>
          <draw:glue-point draw:id="13" svg:x="5cm" svg:y="-1.056cm"/>
          <draw:glue-point draw:id="14" svg:x="0.077cm" svg:y="-0.054cm"/>
          <draw:polygon draw:style-name="gr1" draw:layer="layout" svg:width="2.511cm" svg:height="1.65cm" svg:x="0cm" svg:y="0.35cm" svg:viewBox="0 0 2512 1651" draw:points="0,1651 2512,1651 2512,0 0,0">
            <text:p/>
          </draw:polygon>
          <draw:polygon draw:style-name="gr2" draw:layer="layout" svg:width="2.511cm" svg:height="1.65cm" svg:x="0cm" svg:y="0.35cm" svg:viewBox="0 0 2512 1651" draw:points="0,1651 2512,1651 2512,0 0,0">
            <text:p/>
          </draw:polygon>
          <draw:polygon draw:style-name="gr3" draw:layer="layout" svg:width="0.289cm" svg:height="2cm" svg:x="2.511cm" svg:y="0cm" svg:viewBox="0 0 290 2001" draw:points="290,1579 0,2001 0,348 290,0">
            <text:p/>
          </draw:polygon>
          <draw:polygon draw:style-name="gr2" draw:layer="layout" svg:width="0.289cm" svg:height="2cm" svg:x="2.511cm" svg:y="0cm" svg:viewBox="0 0 290 2001" draw:points="290,1579 0,2001 0,348 290,0">
            <text:p/>
          </draw:polygon>
          <draw:polygon draw:style-name="gr3" draw:layer="layout" svg:width="2.8cm" svg:height="0.35cm" svg:x="0cm" svg:y="0cm" svg:viewBox="0 0 2801 351" draw:points="428,0 2801,0 2511,351 0,351">
            <text:p/>
          </draw:polygon>
          <draw:polygon draw:style-name="gr2" draw:layer="layout" svg:width="2.8cm" svg:height="0.35cm" svg:x="0cm" svg:y="0cm" svg:viewBox="0 0 2801 351" draw:points="428,0 2801,0 2511,351 0,351">
            <text:p/>
          </draw:polygon>
          <draw:polygon draw:style-name="gr4" draw:layer="layout" svg:width="0.467cm" svg:height="0.276cm" svg:x="0.144cm" svg:y="0.613cm" svg:viewBox="0 0 468 277" draw:points="224,171 0,171 0,105 224,105 224,0 468,138 224,277">
            <text:p/>
          </draw:polygon>
          <draw:polygon draw:style-name="gr4" draw:layer="layout" svg:width="0.467cm" svg:height="0.276cm" svg:x="0.144cm" svg:y="1.03cm" svg:viewBox="0 0 468 277" draw:points="224,171 0,171 0,105 224,105 224,0 468,138 224,277">
            <text:p/>
          </draw:polygon>
          <draw:polygon draw:style-name="gr4" draw:layer="layout" svg:width="0.467cm" svg:height="0.276cm" svg:x="0.144cm" svg:y="1.446cm" svg:viewBox="0 0 468 277" draw:points="224,171 0,171 0,105 224,105 224,0 468,138 224,277">
            <text:p/>
          </draw:polygon>
          <draw:polygon draw:style-name="gr4" draw:layer="layout" svg:width="0.536cm" svg:height="0.276cm" svg:x="1.828cm" svg:y="1.041cm" svg:viewBox="0 0 537 277" draw:points="245,105 537,105 537,171 245,171 245,277 0,138 245,0">
            <text:p/>
          </draw:polygon>
          <draw:polygon draw:style-name="gr4" draw:layer="layout" svg:width="0.536cm" svg:height="0.276cm" svg:x="1.954cm" svg:y="1.034cm" svg:viewBox="0 0 537 277" draw:points="291,171 0,171 0,105 291,105 291,0 537,138 291,277">
            <text:p/>
          </draw:polygon>
          <draw:path draw:style-name="gr3" draw:layer="layout" svg:width="0.921cm" svg:height="0.648cm" svg:x="0.845cm" svg:y="0.673cm" svg:viewBox="0 0 922 649" svg:d="m0 649h922v-523c0-40-73-33-73-33h-461v-93h-309v73h-79z">
            <text:p/>
          </draw:path>
          <draw:path draw:style-name="gr2" draw:layer="layout" svg:width="0.921cm" svg:height="0.648cm" svg:x="0.845cm" svg:y="0.673cm" svg:viewBox="0 0 922 649" svg:d="m0 649h922v-523c0-40-73-33-73-33h-461v-93h-309v73h-79z">
            <text:p/>
          </draw:path>
          <draw:path draw:style-name="gr3" draw:layer="layout" svg:width="0.921cm" svg:height="0.648cm" svg:x="0.771cm" svg:y="0.755cm" svg:viewBox="0 0 922 649" svg:d="m0 649h922v-523c0-40-73-33-73-33h-461v-93h-309v73h-79z">
            <text:p/>
          </draw:path>
          <draw:path draw:style-name="gr2" draw:layer="layout" svg:width="0.921cm" svg:height="0.648cm" svg:x="0.771cm" svg:y="0.755cm" svg:viewBox="0 0 922 649" svg:d="m0 649h922v-523c0-40-73-33-73-33h-461v-93h-309v73h-79z">
            <text:p/>
          </draw:path>
          <draw:path draw:style-name="gr3" draw:layer="layout" svg:width="0.922cm" svg:height="0.648cm" svg:x="0.682cm" svg:y="0.842cm" svg:viewBox="0 0 923 649" svg:d="m0 649h923v-523c0-40-73-33-73-33h-462v-93h-309v73h-79z">
            <text:p/>
          </draw:path>
          <draw:path draw:style-name="gr2" draw:layer="layout" svg:width="0.922cm" svg:height="0.648cm" svg:x="0.682cm" svg:y="0.842cm" svg:viewBox="0 0 923 649" svg:d="m0 649h923v-523c0-40-73-33-73-33h-462v-93h-309v73h-7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File Engine</dc:title>
    <meta:creation-date>2011-02-07T16:42:22</meta:creation-date>
    <meta:editing-duration>P0D</meta:editing-duration>
    <meta:editing-cycles>1</meta:editing-cycles>
    <meta:document-statistic meta:object-count="18"/>
    <meta:generator>OpenOffice.org/3.3$Linux OpenOffice.org_project/330m20$Build-9567</meta:generator>
  </office:meta>
</office:document-meta>
</file>